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6cm" fo:min-width="4.49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6666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3465a4" draw:fill="solid" draw:fill-color="#cc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91cm" fo:min-width="0.784cm"/>
    </style:style>
    <style:style style:name="gr13" style:family="graphic" style:parent-style-name="standard">
      <style:graphic-properties draw:textarea-horizontal-align="justify" draw:textarea-vertical-align="middle" draw:auto-grow-height="false" fo:min-height="0.911cm" fo:min-width="0.784cm"/>
    </style:style>
    <style:style style:name="gr14" style:family="graphic" style:parent-style-name="standard">
      <style:graphic-properties draw:fill-color="#c5000b" draw:textarea-horizontal-align="justify" draw:textarea-vertical-align="middle" draw:auto-grow-height="false" fo:min-height="0.911cm" fo:min-width="0.784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 fo:min-height="0.91cm" fo:min-width="0.784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1.151cm"/>
    </style:style>
    <style:style style:name="gr17" style:family="graphic" style:parent-style-name="standard">
      <style:graphic-properties draw:fill-color="#c5000b" draw:textarea-horizontal-align="justify" draw:textarea-vertical-align="middle" draw:auto-grow-height="false" fo:min-height="1.147cm" fo:min-width="1.151cm"/>
    </style:style>
    <style:style style:name="gr18" style:family="graphic" style:parent-style-name="standard">
      <style:graphic-properties draw:fill="solid" draw:fill-color="#ff950e" draw:opacity="10%" draw:textarea-horizontal-align="justify" draw:textarea-vertical-align="middle" draw:auto-grow-height="false" fo:min-height="6.862cm" fo:min-width="6.866cm" draw:shadow-opacity="10%"/>
    </style:style>
    <style:style style:name="gr19" style:family="graphic" style:parent-style-name="standard">
      <style:graphic-properties draw:fill="solid" draw:fill-color="#dddddd" draw:opacity="20%" draw:textarea-horizontal-align="justify" draw:textarea-vertical-align="middle" draw:auto-grow-height="false" fo:min-height="7.116cm" fo:min-width="6.866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01cm" fo:min-width="0.999cm"/>
    </style:style>
    <style:style style:name="gr22" style:family="graphic" style:parent-style-name="standard">
      <style:graphic-properties draw:textarea-horizontal-align="justify" draw:textarea-vertical-align="middle" draw:auto-grow-height="false" fo:min-height="1.012cm" fo:min-width="0.999cm"/>
    </style:style>
    <style:style style:name="gr23" style:family="graphic" style:parent-style-name="standard">
      <style:graphic-properties draw:textarea-horizontal-align="justify" draw:textarea-vertical-align="middle" draw:auto-grow-height="false" fo:min-height="1.011cm" fo:min-width="0.999cm"/>
    </style:style>
    <style:style style:name="gr24" style:family="graphic" style:parent-style-name="standard">
      <style:graphic-properties draw:fill-color="#c5000b" draw:textarea-horizontal-align="justify" draw:textarea-vertical-align="middle" draw:auto-grow-height="false" fo:min-height="1.011cm" fo:min-width="0.999cm"/>
    </style:style>
    <style:style style:name="gr25" style:family="graphic" style:parent-style-name="standard">
      <style:graphic-properties draw:fill-color="#c5000b" draw:textarea-horizontal-align="justify" draw:textarea-vertical-align="middle" draw:auto-grow-height="false" fo:min-height="1.012cm" fo:min-width="0.999cm"/>
    </style:style>
    <style:style style:name="gr26" style:family="graphic" style:parent-style-name="objectwithoutfill">
      <style:graphic-properties draw:fill="gradient" draw:fill-color="#ff950e" draw:fill-gradient-name="Tango_20_Green" draw:opacity="10%" draw:textarea-vertical-align="middle" draw:shadow-opacity="10%"/>
    </style:style>
    <style:style style:name="gr27" style:family="graphic" style:parent-style-name="objectwithoutfill">
      <style:graphic-properties draw:fill="solid" draw:fill-color="#ff9900" draw:opacity="20%" draw:textarea-vertical-align="middle" draw:shadow-opacity="2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4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dd4814" draw:opacity="50%" draw:textarea-horizontal-align="justify" draw:textarea-vertical-align="middle" draw:auto-grow-height="false" draw:shadow-opacity="50%"/>
    </style:style>
    <style:style style:name="gr41" style:family="graphic" style:parent-style-name="standard">
      <style:graphic-properties draw:fill="soli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77216f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draw:fill="solid" draw:fill-color="#83caff" draw:opacity="20%" draw:textarea-vertical-align="middle" draw:shadow-opacity="20%"/>
    </style:style>
    <style:style style:name="gr48" style:family="graphic" style:parent-style-name="objectwithoutfill">
      <style:graphic-properties draw:fill="solid" draw:fill-color="#4b1f6f" draw:opacity="20%" draw:textarea-vertical-align="middle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style:font-name="LM Mono Light 101" fo:font-size="12pt" style:font-size-asian="12pt" style:font-size-complex="12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M Mono Light 101"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032cm" svg:x="8.493cm" svg:y="3.0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8.493cm" svg:y="5.1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5.6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3.429cm" svg:height="0.508cm" svg:x="8.493cm" svg:y="6.1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6.6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8.4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8.493cm" svg:y="7.1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49cm" svg:y1="3.09cm" svg:x2="13.319cm" svg:y2="3.09cm">
          <text:p text:style-name="P1"><text:s/></text:p>
        </draw:line>
        <draw:line draw:style-name="gr3" draw:text-style-name="P1" draw:layer="layout" svg:x1="12.57cm" svg:y1="3.525cm" svg:x2="12.57cm" svg:y2="10.637cm">
          <text:p/>
        </draw:line>
        <draw:frame draw:style-name="gr4" draw:text-style-name="P4" draw:layer="layout" svg:width="3cm" svg:height="0.692cm" svg:x="13.481cm" svg:y="2.763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12.445cm" svg:y="6.202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12.016cm" svg:y1="8.478cm" svg:x2="13.286cm" svg:y2="8.478cm">
          <text:p text:style-name="P1"><text:s/></text:p>
        </draw:line>
        <draw:frame draw:style-name="gr6" draw:text-style-name="P4" draw:layer="layout" svg:width="1.129cm" svg:height="0.692cm" svg:x="13.413cm" svg:y="8.167cm">
          <draw:text-box>
            <text:p><text:span text:style-name="T2">esp</text:span></text:p>
          </draw:text-box>
        </draw:frame>
        <draw:frame draw:style-name="gr7" draw:text-style-name="P5" draw:layer="layout" svg:width="4.99cm" svg:height="3.046cm" svg:x="2.667cm" svg:y="6.207cm">
          <draw:text-box>
            <text:p><text:span text:style-name="T3">int f(x,y){</text:span></text:p>
            <text:p><text:span text:style-name="T3"><text:s text:c="2"/></text:span><text:span text:style-name="T3">char array[SIZE]; </text:span></text:p>
            <text:p><text:span text:style-name="T3"><text:s text:c="2"/></text:span><text:span text:style-name="T3">...</text:span></text:p>
            <text:p><text:span text:style-name="T3">}</text:span></text:p>
            <text:p><text:span text:style-name="T3">f(x,y);</text:span></text:p>
          </draw:text-box>
        </draw:frame>
        <draw:custom-shape draw:style-name="gr1" draw:text-style-name="P1" draw:layer="layout" svg:width="3.429cm" svg:height="2.032cm" svg:x="19.288cm" svg:y="2.85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9.288cm" svg:y="4.883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5.383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429cm" svg:height="0.508cm" svg:x="19.288cm" svg:y="5.8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6.3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802cm" svg:x="19.288cm" svg:y="8.21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9.288cm" svg:y="6.883cm">
          <text:p text:style-name="P1"><text:span text:style-name="T2">AAAA..AA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844cm" svg:y1="2.851cm" svg:x2="24.114cm" svg:y2="2.851cm">
          <text:p text:style-name="P1"><text:s/></text:p>
        </draw:line>
        <draw:line draw:style-name="gr3" draw:text-style-name="P1" draw:layer="layout" svg:x1="23.365cm" svg:y1="3.286cm" svg:x2="23.365cm" svg:y2="10.398cm">
          <text:p/>
        </draw:line>
        <draw:frame draw:style-name="gr4" draw:text-style-name="P4" draw:layer="layout" svg:width="3cm" svg:height="0.692cm" svg:x="24.276cm" svg:y="2.524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23.24cm" svg:y="5.963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22.811cm" svg:y1="8.239cm" svg:x2="24.081cm" svg:y2="8.239cm">
          <text:p text:style-name="P1"><text:s/></text:p>
        </draw:line>
        <draw:frame draw:style-name="gr6" draw:text-style-name="P4" draw:layer="layout" svg:width="1.129cm" svg:height="0.692cm" svg:x="24.208cm" svg:y="7.928cm">
          <draw:text-box>
            <text:p><text:span text:style-name="T2">esp</text:span></text:p>
          </draw:text-box>
        </draw:frame>
        <draw:custom-shape draw:style-name="gr1" draw:text-style-name="P6" draw:layer="layout" svg:width="2.54cm" svg:height="2.032cm" svg:x="15.178cm" svg:y="6.842cm">
          <text:p text:style-name="P1"><text:span text:style-name="T4">hijacked</text:span></text:p>
          <draw:enhanced-geometry svg:viewBox="0 0 21600 21600" draw:text-areas="?f5 ?f1 ?f6 ?f2" draw:type="notched-right-arrow" draw:modifiers="15751.5938606848 5163.600590260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xml:id="id2" draw:id="id2" draw:layer="layout" svg:width="3.429cm" svg:height="0.508cm" svg:x="8.493cm" svg:y="9.50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10.0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3.429cm" svg:height="0.508cm" svg:x="19.288cm" svg:y="10.01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0.762cm" svg:x="19.288cm" svg:y="10.525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26cm" svg:x1="8.493cm" svg:y1="6.376cm" svg:x2="8.493cm" svg:y2="9.763cm" draw:start-shape="id1" draw:start-glue-point="3" draw:end-shape="id2" draw:end-glue-point="3" svg:d="M8493 6376h-762v3387h762" svg:viewBox="0 0 763 3388">
          <text:p/>
        </draw:connector>
        <draw:connector draw:style-name="gr10" draw:text-style-name="P1" draw:layer="layout" draw:line-skew="-0.387cm" svg:x1="19.288cm" svg:y1="6.137cm" svg:x2="19.288cm" svg:y2="10.271cm" draw:start-shape="id3" draw:start-glue-point="3" draw:end-shape="id4" draw:end-glue-point="3" svg:d="M19288 6137h-889v4134h889" svg:viewBox="0 0 890 4135">
          <text:p/>
        </draw:connector>
        <draw:custom-shape draw:style-name="gr1" draw:text-style-name="P1" draw:layer="layout" svg:width="3.429cm" svg:height="2.032cm" svg:x="14.168cm" svg:y="11.2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4.168cm" svg:y="13.3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3.8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29cm" svg:height="0.508cm" svg:x="14.168cm" svg:y="14.822cm">
          <text:p text:style-name="P1"><text:span text:style-name="T2">cana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5.3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7.1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4.168cm" svg:y="15.8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3.429cm" svg:height="0.508cm" svg:x="14.168cm" svg:y="18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8.717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474cm" svg:x1="14.168cm" svg:y1="14.576cm" svg:x2="14.168cm" svg:y2="18.463cm" draw:start-shape="id5" draw:start-glue-point="3" draw:end-shape="id6" draw:end-glue-point="3" svg:d="M14168 14576h-976v3887h976" svg:viewBox="0 0 977 3888">
          <text:p/>
        </draw:connector>
        <draw:custom-shape draw:style-name="gr1" draw:text-style-name="P3" xml:id="id5" draw:id="id5" draw:layer="layout" svg:width="3.429cm" svg:height="0.508cm" svg:x="14.168cm" svg:y="14.3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5cm" svg:y="1.5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6.376cm" svg:y="1.57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1.57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2.623cm" svg:y="3.37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4.5cm" svg:y="3.37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3.37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8.352cm" svg:y="3.37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623cm" svg:y="5.5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4.5cm" svg:y="5.48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5.48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5.37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2.629cm" svg:y="7.403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284cm" svg:height="1.161cm" svg:x="4.5cm" svg:y="7.3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6.376cm" svg:y="7.27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8.253cm" svg:y="7.3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3.1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3.1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5.2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5.2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5.2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7.94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0.383cm" svg:y="7.8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7.8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5.209cm" svg:y="5.2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209cm" svg:y="7.69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256cm" svg:y="10.10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2.669cm" svg:y="9.97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082cm" svg:y="10.106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366cm" svg:height="7.112cm" svg:x="17.589cm" svg:y="2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6cm" svg:height="7.366cm" svg:x="19.875cm" svg:y="4.77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.349cm" svg:height="0.962cm" svg:x="20.383cm" svg:y="1.389cm">
          <draw:text-box>
            <text:p>Q1</text:p>
          </draw:text-box>
        </draw:frame>
        <draw:frame draw:style-name="gr20" draw:layer="layout" svg:width="1.349cm" svg:height="0.962cm" svg:x="22.85cm" svg:y="12.246cm">
          <draw:text-box>
            <text:p>Q2</text:p>
          </draw:text-box>
        </draw:fram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8.957cm" svg:y="13.3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8.957cm" svg:y="15.77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8.964cm" svg:y="17.751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499cm" svg:height="1.262cm" svg:x="11.139cm" svg:y="13.33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329cm" svg:y="13.33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5.635cm" svg:y="13.33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13.248cm" svg:y="11.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248cm" svg:y="15.66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13.248cm" svg:y="17.61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1.188cm" svg:y="15.62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15.635cm" svg:y="15.699cm">
          <text:p text:style-name="P1">11</text:p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8.324cm" svg:height="9.411cm" draw:transform="skewX (0.00244346095279206) rotate (-1.55299396842455) translate (17.6506934963076cm 10.8608341491668cm)" svg:viewBox="0 0 8325 9412" draw:points="0,9412 8284,9412 8325,6744 4182,6818 4287,0 2074,257 1973,6779 41,6744">
          <text:p/>
        </draw:polygon>
        <draw:polygon draw:style-name="gr27" draw:text-style-name="P1" draw:layer="layout" svg:width="8.343cm" svg:height="9.699cm" draw:transform="skewX (0.00436332312998581) rotate (-1.53728600515661) translate (17.4308097554012cm 10.8713992979212cm)" svg:viewBox="0 0 8344 9700" draw:points="0,4598 4420,4598 4273,9635 6205,9700 6347,4810 8279,4875 8344,2653 6412,2588 6486,69 4416,0 4338,2667 65,2375">
          <text:p/>
        </draw:polygon>
        <draw:frame draw:style-name="gr28" draw:layer="layout" svg:width="1.575cm" svg:height="1.037cm" svg:x="8.684cm" svg:y="9.763cm">
          <draw:text-box>
            <text:p>Q'1</text:p>
          </draw:text-box>
        </draw:frame>
        <draw:frame draw:style-name="gr29" draw:layer="layout" svg:width="1.574cm" svg:height="1.037cm" svg:x="13.188cm" svg:y="9.763cm">
          <draw:text-box>
            <text:p>Q'2</text:p>
          </draw:text-box>
        </draw:frame>
      </draw:page>
      <draw:page draw:name="page3" draw:style-name="dp1" draw:master-page-name="Default">
        <draw:custom-shape draw:style-name="gr30" draw:text-style-name="P1" xml:id="id8" draw:id="id8" draw:layer="layout" svg:width="1.651cm" svg:height="1.651cm" svg:x="5.302cm" svg:y="10.235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9" draw:id="id9" draw:layer="layout" svg:width="1.651cm" svg:height="1.651cm" svg:x="17.637cm" svg:y="10.244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8.239cm" svg:y="7.223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0.144cm" svg:y="7.223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3.157cm" svg:y="7.223cm">
          <text:p text:style-name="P1">X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35cm" svg:height="0.962cm" svg:x="11.822cm" svg:y="7.612cm">
          <draw:text-box>
            <text:p>...</text:p>
          </draw:text-box>
        </draw:frame>
        <draw:custom-shape draw:style-name="gr8" draw:text-style-name="P1" xml:id="id7" draw:id="id7" draw:layer="layout" svg:width="7.493cm" svg:height="2.032cm" svg:x="7.604cm" svg:y="6.842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7.604cm" svg:y1="7.858cm" svg:x2="6.128cm" svg:y2="10.235cm" draw:start-shape="id7" draw:start-glue-point="3" draw:end-shape="id8" draw:end-glue-point="4" svg:d="M7604 7858h-1476v2377" svg:viewBox="0 0 1477 2378">
          <text:p/>
        </draw:connector>
        <draw:connector draw:style-name="gr32" draw:text-style-name="P1" draw:layer="layout" svg:x1="6.953cm" svg:y1="11.061cm" svg:x2="17.637cm" svg:y2="11.07cm" draw:start-shape="id8" draw:start-glue-point="10" draw:end-shape="id9" draw:end-glue-point="6" svg:d="M6953 11061h5342v9h5342" svg:viewBox="0 0 10685 10">
          <text:p/>
        </draw:connector>
        <draw:custom-shape draw:style-name="gr30" draw:text-style-name="P1" xml:id="id11" draw:id="id11" draw:layer="layout" svg:width="1.651cm" svg:height="1.651cm" svg:x="5.091cm" svg:y="16.966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2" draw:id="id12" draw:layer="layout" svg:width="1.651cm" svg:height="1.651cm" svg:x="17.426cm" svg:y="16.975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8.028cm" svg:y="13.954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9.933cm" svg:y="13.954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2.946cm" svg:y="13.954cm">
          <text:p text:style-name="P1">X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35cm" svg:height="0.962cm" svg:x="11.611cm" svg:y="14.343cm">
          <draw:text-box>
            <text:p>...</text:p>
          </draw:text-box>
        </draw:frame>
        <draw:custom-shape draw:style-name="gr8" draw:text-style-name="P1" xml:id="id10" draw:id="id10" draw:layer="layout" svg:width="7.493cm" svg:height="2.032cm" svg:x="7.393cm" svg:y="13.573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7.393cm" svg:y1="14.589cm" svg:x2="5.917cm" svg:y2="16.966cm" draw:start-shape="id10" draw:start-glue-point="3" draw:end-shape="id11" draw:end-glue-point="4" svg:d="M7393 14589h-1476v2377" svg:viewBox="0 0 1477 2378">
          <text:p/>
        </draw:connector>
        <draw:connector draw:style-name="gr33" draw:text-style-name="P1" draw:layer="layout" svg:x1="6.742cm" svg:y1="17.792cm" svg:x2="17.426cm" svg:y2="17.801cm" draw:start-shape="id11" draw:start-glue-point="10" draw:end-shape="id12" draw:end-glue-point="6" svg:d="M6742 17792h5342v9h5342" svg:viewBox="0 0 10685 10">
          <text:p/>
        </draw:connector>
        <draw:connector draw:style-name="gr34" draw:text-style-name="P1" draw:layer="layout" svg:x1="14.886cm" svg:y1="14.589cm" svg:x2="18.252cm" svg:y2="16.975cm" draw:start-shape="id10" draw:start-glue-point="1" draw:end-shape="id12" draw:end-glue-point="4" svg:d="M14886 14589h3366v2386" svg:viewBox="0 0 3367 2387">
          <text:p/>
        </draw:connector>
        <draw:frame draw:style-name="gr35" draw:layer="layout" svg:width="1.73cm" svg:height="1.064cm" svg:x="4.51cm" svg:y="8.293cm">
          <draw:text-box>
            <text:p>sigs</text:p>
          </draw:text-box>
        </draw:frame>
        <draw:frame draw:style-name="gr35" draw:layer="layout" svg:width="3.318cm" svg:height="1.064cm" svg:x="11.414cm" svg:y="11.112cm">
          <draw:text-box>
            <text:p>data, sigs</text:p>
          </draw:text-box>
        </draw:frame>
        <draw:frame draw:style-name="gr35" draw:layer="layout" svg:width="2.331cm" svg:height="1.064cm" svg:x="3.764cm" svg:y="14.922cm">
          <draw:text-box>
            <text:p>MACs</text:p>
          </draw:text-box>
        </draw:frame>
        <draw:frame draw:style-name="gr35" draw:layer="layout" svg:width="1.836cm" svg:height="1.064cm" svg:x="10.777cm" svg:y="17.891cm">
          <draw:text-box>
            <text:p>data</text:p>
          </draw:text-box>
        </draw:frame>
        <draw:frame draw:style-name="gr35" draw:layer="layout" svg:width="2.331cm" svg:height="1.064cm" svg:x="15.857cm" svg:y="14.668cm">
          <draw:text-box>
            <text:p>MACs</text:p>
          </draw:text-box>
        </draw:frame>
      </draw:page>
      <draw:page draw:name="page4" draw:style-name="dp1" draw:master-page-name="Default">
        <draw:line draw:style-name="gr36" draw:text-style-name="P1" draw:layer="layout" svg:x1="3.794cm" svg:y1="4.661cm" svg:x2="13.827cm" svg:y2="4.661cm">
          <text:p/>
        </draw:line>
        <draw:custom-shape draw:style-name="gr37" draw:text-style-name="P1" draw:layer="layout" svg:width="0.635cm" svg:height="0.762cm" svg:x="5.699cm" svg:y="4.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7.715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69cm" svg:y1="6.161cm" svg:x2="13.954cm" svg:y2="6.193cm">
          <text:p/>
        </draw:line>
        <draw:custom-shape draw:style-name="gr37" draw:text-style-name="P1" draw:layer="layout" svg:width="0.635cm" svg:height="0.762cm" svg:x="7.674cm" svg:y="5.7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69cm" svg:y="5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34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8.69cm" svg:y="5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94cm" svg:y1="7.698cm" svg:x2="14.081cm" svg:y2="7.698cm">
          <text:p/>
        </draw:line>
        <draw:custom-shape draw:style-name="gr37" draw:text-style-name="P1" draw:layer="layout" svg:width="0.635cm" svg:height="0.762cm" svg:x="7.699cm" svg:y="7.31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5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127cm" svg:height="4.572cm" svg:x="12.049cm" svg:y="3.667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3.402cm" svg:height="0.806cm" svg:x="12.855cm" svg:y="2.27cm">
          <draw:text-box>
            <text:p><text:span text:style-name="T5">view change </text:span></text:p>
          </draw:text-box>
        </draw:frame>
        <draw:line draw:style-name="gr34" draw:text-style-name="P1" draw:layer="layout" svg:x1="14.462cm" svg:y1="3.159cm" svg:x2="12.303cm" svg:y2="3.921cm">
          <text:p/>
        </draw:line>
        <draw:line draw:style-name="gr36" draw:text-style-name="P1" draw:layer="layout" svg:x1="3.794cm" svg:y1="13.009cm" svg:x2="13.827cm" svg:y2="13.009cm">
          <text:p/>
        </draw:line>
        <draw:custom-shape draw:style-name="gr37" draw:text-style-name="P1" draw:layer="layout" svg:width="0.635cm" svg:height="0.762cm" svg:x="5.699cm" svg:y="12.6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7.71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69cm" svg:y1="14.509cm" svg:x2="13.954cm" svg:y2="14.541cm">
          <text:p/>
        </draw:line>
        <draw:custom-shape draw:style-name="gr37" draw:text-style-name="P1" draw:layer="layout" svg:width="0.635cm" svg:height="0.762cm" svg:x="7.674cm" svg:y="14.1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69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34cm" svg:y="14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8.69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94cm" svg:y1="16.046cm" svg:x2="14.081cm" svg:y2="16.046cm">
          <text:p/>
        </draw:line>
        <draw:custom-shape draw:style-name="gr37" draw:text-style-name="P1" draw:layer="layout" svg:width="0.635cm" svg:height="0.762cm" svg:x="7.699cm" svg:y="15.66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5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1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.016cm" svg:height="2.794cm" svg:x="7.477cm" svg:y="13.887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.877cm" svg:height="1.361cm" svg:x="8.537cm" svg:y="11.033cm">
          <draw:text-box>
            <text:p text:style-name="P1"><text:span text:style-name="T5">selected </text:span></text:p>
            <text:p text:style-name="P1"><text:span text:style-name="T5">checkpoint</text:span></text:p>
          </draw:text-box>
        </draw:frame>
        <draw:custom-shape draw:style-name="gr37" draw:text-style-name="P1" draw:layer="layout" svg:width="0.127cm" svg:height="4.572cm" svg:x="12.049cm" svg:y="12.236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0.82cm" svg:height="0.962cm" svg:x="7.292cm" svg:y="11.501cm">
          <draw:text-box>
            <text:p>v</text:p>
          </draw:text-box>
        </draw:frame>
        <draw:line draw:style-name="gr34" draw:text-style-name="P1" draw:layer="layout" svg:x1="9.509cm" svg:y1="12.303cm" svg:x2="8.366cm" svg:y2="13.954cm">
          <text:p/>
        </draw:line>
        <draw:frame draw:style-name="gr20" draw:layer="layout" svg:width="0.82cm" svg:height="0.962cm" svg:x="7.546cm" svg:y="2.832cm">
          <draw:text-box>
            <text:p>v</text:p>
          </draw:text-box>
        </draw:frame>
        <draw:line draw:style-name="gr36" draw:text-style-name="P1" draw:layer="layout" svg:x1="15.859cm" svg:y1="13.009cm" svg:x2="25.892cm" svg:y2="13.009cm">
          <text:p/>
        </draw:line>
        <draw:custom-shape draw:style-name="gr37" draw:text-style-name="P1" draw:layer="layout" svg:width="0.635cm" svg:height="0.762cm" svg:x="17.764cm" svg:y="12.6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18.7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635cm" svg:height="0.635cm" svg:x="19.7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1.7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5.834cm" svg:y1="14.509cm" svg:x2="26.019cm" svg:y2="14.541cm">
          <text:p/>
        </draw:line>
        <draw:custom-shape draw:style-name="gr37" draw:text-style-name="P1" draw:layer="layout" svg:width="0.635cm" svg:height="0.762cm" svg:x="19.739cm" svg:y="14.1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18.755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17.699cm" svg:y="14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0.755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5.859cm" svg:y1="16.046cm" svg:x2="26.146cm" svg:y2="16.046cm">
          <text:p/>
        </draw:line>
        <draw:custom-shape draw:style-name="gr37" draw:text-style-name="P1" draw:layer="layout" svg:width="0.635cm" svg:height="0.762cm" svg:x="19.764cm" svg:y="15.66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18.78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17.72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1.78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635cm" svg:height="0.635cm" svg:x="22.9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635cm" svg:height="0.635cm" svg:x="22.971cm" svg:y="15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0.78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0.78cm" svg:y="15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635cm" svg:height="0.635cm" svg:x="21.78cm" svg:y="14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635cm" svg:height="0.635cm" svg:x="22.98cm" svg:y="1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127cm" svg:height="4.572cm" svg:x="20.558cm" svg:y="12.236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0.82cm" svg:height="0.962cm" svg:x="18.468cm" svg:y="11.574cm">
          <draw:text-box>
            <text:p>v</text:p>
          </draw:text-box>
        </draw:frame>
        <draw:frame draw:style-name="gr20" draw:layer="layout" svg:width="1.543cm" svg:height="0.962cm" svg:x="22.336cm" svg:y="11.501cm">
          <draw:text-box>
            <text:p>v+1</text:p>
          </draw:text-box>
        </draw:frame>
        <draw:custom-shape draw:style-name="gr37" draw:text-style-name="P1" draw:layer="layout" svg:width="0.635cm" svg:height="0.762cm" svg:x="18.399cm" svg:y="3.203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877cm" svg:height="0.806cm" svg:x="19.95cm" svg:y="3.159cm">
          <draw:text-box>
            <text:p><text:span text:style-name="T5">checkpoint</text:span></text:p>
          </draw:text-box>
        </draw:frame>
        <draw:custom-shape draw:style-name="gr37" draw:text-style-name="P1" draw:layer="layout" svg:width="0.635cm" svg:height="0.635cm" svg:x="18.399cm" svg:y="4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2.483cm" svg:height="0.806cm" svg:x="19.967cm" svg:y="4.346cm">
          <draw:text-box>
            <text:p><text:span text:style-name="T5">prepared</text:span></text:p>
          </draw:text-box>
        </draw:frame>
        <draw:custom-shape draw:style-name="gr38" draw:text-style-name="P1" draw:layer="layout" svg:width="0.635cm" svg:height="0.635cm" svg:x="18.399cm" svg:y="5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5.552cm" svg:height="0.806cm" svg:x="19.98cm" svg:y="5.445cm">
          <draw:text-box>
            <text:p><text:span text:style-name="T5">invalid sequence / hole</text:span></text:p>
          </draw:text-box>
        </draw:frame>
        <draw:custom-shape draw:style-name="gr42" draw:text-style-name="P1" draw:layer="layout" svg:width="0.635cm" svg:height="0.635cm" svg:x="18.3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768cm" svg:height="0.806cm" svg:x="20.107cm" svg:y="6.378cm">
          <draw:text-box>
            <text:p><text:span text:style-name="T5">no-op</text:span></text:p>
          </draw:text-box>
        </draw:frame>
        <draw:custom-shape draw:style-name="gr43" draw:text-style-name="P1" draw:layer="layout" svg:width="0.635cm" svg:height="0.635cm" svg:x="18.399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4.727cm" svg:height="0.806cm" svg:x="20.187cm" svg:y="7.56cm">
          <draw:text-box>
            <text:p><text:span text:style-name="T5">moved to new view</text:span></text:p>
          </draw:text-box>
        </draw:frame>
        <draw:frame draw:style-name="gr20" draw:text-style-name="P7" draw:layer="layout" svg:width="2.267cm" svg:height="0.806cm" svg:x="6.615cm" svg:y="8.576cm">
          <draw:text-box>
            <text:p><text:span text:style-name="T5">(Step 1)</text:span></text:p>
          </draw:text-box>
        </draw:frame>
        <draw:frame draw:style-name="gr20" draw:text-style-name="P7" draw:layer="layout" svg:width="2.267cm" svg:height="0.806cm" svg:x="8.747cm" svg:y="17.383cm">
          <draw:text-box>
            <text:p><text:span text:style-name="T5">(Step 2)</text:span></text:p>
          </draw:text-box>
        </draw:frame>
        <draw:frame draw:style-name="gr20" draw:text-style-name="P7" draw:layer="layout" svg:width="2.267cm" svg:height="0.806cm" svg:x="21.085cm" svg:y="17.212cm">
          <draw:text-box>
            <text:p><text:span text:style-name="T5">(Step 3)</text:span></text:p>
          </draw:text-box>
        </draw:frame>
      </draw:page>
      <draw:page draw:name="page5" draw:style-name="dp1" draw:master-page-name="Default">
        <draw:custom-shape draw:style-name="gr44" draw:text-style-name="P1" draw:layer="layout" svg:width="1.905cm" svg:height="2.159cm" svg:x="2.27cm" svg:y="6.71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.905cm" svg:height="2.159cm" svg:x="5.445cm" svg:y="6.71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905cm" svg:height="2.159cm" svg:x="2.27cm" svg:y="9.63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889cm" svg:height="0.889cm" svg:x="5.953cm" svg:y="10.65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1.905cm" svg:height="2.159cm" svg:x="11.033cm" svg:y="6.58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.905cm" svg:height="2.159cm" svg:x="14.208cm" svg:y="6.58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905cm" svg:height="2.159cm" svg:x="11.033cm" svg:y="9.50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889cm" svg:height="0.889cm" svg:x="14.716cm" svg:y="10.525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7" draw:text-style-name="P1" draw:layer="layout" svg:width="5.841cm" svg:height="5.714cm" draw:transform="rotate (-1.5707963267949) translate (7.604cm 6.207cm)" svg:viewBox="0 0 5842 5715" draw:points="127,5715 2794,5715 3048,2540 5842,2032 5842,127 0,0">
          <text:p/>
        </draw:polygon>
        <draw:polygon draw:style-name="gr48" draw:text-style-name="P1" draw:layer="layout" svg:width="5.968cm" svg:height="5.714cm" draw:transform="rotate (-1.5707963267949) translate (16.367cm 6.08cm)" svg:viewBox="0 0 5969 5715" draw:points="127,5715 5969,5715 5969,0 3683,0 3683,2921 0,2921">
          <text:p/>
        </draw:polygon>
        <draw:custom-shape draw:style-name="gr44" draw:text-style-name="P1" draw:layer="layout" svg:width="1.905cm" svg:height="2.159cm" svg:x="22.717cm" svg:y="6.71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.905cm" svg:height="2.159cm" svg:x="25.892cm" svg:y="6.71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905cm" svg:height="2.159cm" svg:x="22.717cm" svg:y="9.63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889cm" svg:height="0.889cm" svg:x="26.4cm" svg:y="10.65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8" draw:text-style-name="P1" draw:layer="layout" svg:width="6.931cm" svg:height="5.934cm" draw:transform="rotate (-1.72735236069879) translate (28.7615817626641cm 6.19216373328155cm)" svg:viewBox="0 0 6932 5935" draw:points="462,2832 2905,2832 4423,5935 6932,5539 6186,0 0,719">
          <text:p/>
        </draw:polygon>
        <draw:frame draw:style-name="gr20" draw:text-style-name="P9" draw:layer="layout" svg:width="1.213cm" svg:height="1.204cm" svg:x="18.272cm" svg:y="10.271cm">
          <draw:text-box>
            <text:p><text:span text:style-name="T6">...</text:span></text:p>
          </draw:text-box>
        </draw:frame>
        <draw:frame draw:style-name="gr20" draw:text-style-name="P7" draw:layer="layout" svg:width="2.208cm" svg:height="0.806cm" svg:x="3.775cm" svg:y="13.065cm">
          <draw:text-box>
            <text:p text:style-name="P7"><text:span text:style-name="T5">Commit</text:span></text:p>
          </draw:text-box>
        </draw:frame>
        <draw:frame draw:style-name="gr20" draw:text-style-name="P7" draw:layer="layout" svg:width="3.33cm" svg:height="0.806cm" svg:x="11.703cm" svg:y="13.021cm">
          <draw:text-box>
            <text:p text:style-name="P7"><text:span text:style-name="T5">View change</text:span></text:p>
          </draw:text-box>
        </draw:frame>
        <draw:frame draw:style-name="gr20" draw:text-style-name="P7" draw:layer="layout" svg:width="3.33cm" svg:height="0.806cm" svg:x="23.352cm" svg:y="13.065cm">
          <draw:text-box>
            <text:p text:style-name="P7"><text:span text:style-name="T5">View chan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0:49:38.403367913</meta:creation-date>
    <dc:date>2017-09-19T15:48:47.008397070</dc:date>
    <meta:editing-duration>P2DT4H41M54S</meta:editing-duration>
    <meta:editing-cycles>9</meta:editing-cycles>
    <meta:generator>LibreOffice/4.2.8.2$Linux_X86_64 LibreOffice_project/420m0$Build-2</meta:generator>
    <meta:document-statistic meta:object-count="221"/>
  </office:meta>
</office:document-meta>
</file>